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Senior Web / Javascript Engineer at Viggle Inc.</text:h>
      <text:p text:style-name="First_20_paragraph">Hell's Kitchen, New York, NY<text:line-break/>914-482-2364<text:line-break/><text:a xlink:type="simple" xlink:href="mailto://brianephraim@gmail.com" office:name=""><text:span text:style-name="Definition">brianephraim@gmail.com</text:span></text:a><text:line-break/><text:a xlink:type="simple" xlink:href="http://twitter.com/brianephraim" office:name=""><text:span text:style-name="Definition">@brianephraim</text:span></text:a><text:line-break/><text:a xlink:type="simple" xlink:href="http://www.linkedin.com/profile/view?id=112481106" office:name=""><text:span text:style-name="Definition">linkedin.com/profile/view?id=112481106</text:span></text:a><text:line-break/><text:a xlink:type="simple" xlink:href="http://github.com/defualt" office:name=""><text:span text:style-name="Definition">github.com/defualt</text:span></text:a><text:line-break/><text:a xlink:type="simple" xlink:href="https://gist.github.com/defualt" office:name=""><text:span text:style-name="Definition">gist.github.com/defualt</text:span></text:a></text:p>
      <text:h text:style-name="Heading_20_2" text:outline-level="2">Code samples (unminified, view source)</text:h>
      <text:list text:style-name="L1">
        <text:list-item>
          <text:p text:style-name="P1"><text:a xlink:type="simple" xlink:href="http://defualt.github.io/sloganizer/" office:name=""><text:span text:style-name="Definition">defualt.github.io/sloganizer/</text:span></text:a></text:p>
        </text:list-item>
        <text:list-item>
          <text:p text:style-name="P1"><text:a xlink:type="simple" xlink:href="http://defualt.github.io/accordionizer/" office:name=""><text:span text:style-name="Definition">defualt.github.io/accordionizer/</text:span></text:a></text:p>
        </text:list-item>
        <text:list-item>
          <text:p text:style-name="P1"><text:a xlink:type="simple" xlink:href="http://www.inperson.in" office:name=""><text:span text:style-name="Definition">www.inperson.in</text:span></text:a></text:p>
        </text:list-item>
      </text:list>
      <text:p text:style-name="Horizontal_20_Line"/>
      <text:h text:style-name="Heading_20_2" text:outline-level="2">Computer environment</text:h>
      <text:h text:style-name="Heading_20_3" text:outline-level="3">Javascript</text:h>
      <text:p text:style-name="First_20_paragraph">jQuery - Angular - Backbone - Meteor - Grunt - Bower</text:p>
      <text:h text:style-name="Heading_20_3" text:outline-level="3">CSS3</text:h>
      <text:p text:style-name="First_20_paragraph">LESS - Sass - Bootstrap - Foundation</text:p>
      <text:h text:style-name="Heading_20_3" text:outline-level="3">Backend</text:h>
      <text:p text:style-name="First_20_paragraph">Node - MongoDB - AWS - PHP - MySQL</text:p>
      <text:h text:style-name="Heading_20_3" text:outline-level="3">Version Control</text:h>
      <text:p text:style-name="First_20_paragraph">Git - GitHub - Bitbucket</text:p>
      <text:h text:style-name="Heading_20_3" text:outline-level="3">Applications</text:h>
      <text:p text:style-name="First_20_paragraph">Chrome DevTools - Sublime2 - Terminal - Xcode - GitHub - Photoshop</text:p>
      <text:p text:style-name="Horizontal_20_Line"/>
      <text:h text:style-name="Heading_20_2" text:outline-level="2">Advanced Capabilities</text:h>
      <text:h text:style-name="Heading_20_3" text:outline-level="3">Javascript MVC/MVW</text:h>
      <text:p text:style-name="First_20_paragraph">Production of single page web apps from a variety of frameworks</text:p>
      <text:h text:style-name="Heading_20_3" text:outline-level="3">CSS3/JS Animation</text:h>
      <text:p text:style-name="First_20_paragraph">Complex browser animation with fluid frame rates and 3D effects, with bouncy easing, across Android 2-4, iPhone, iPad, and desktop browsers.</text:p>
      <text:h text:style-name="Heading_20_3" text:outline-level="3">Touch and other DOM event control</text:h>
      <text:p text:style-name="First_20_paragraph">Optimized user experience between touch and mouse interfaces, for snappy, predictable, and draggable interaction.</text:p>
      <text:h text:style-name="Heading_20_3" text:outline-level="3">Responsive design</text:h>
      <text:p text:style-name="First_20_paragraph">Fluid CSS, Media queries, Retina vs non-retina, js window resize and orientation handlers.</text:p>
      <text:h text:style-name="Heading_20_3" text:outline-level="3">Mobile debugging</text:h>
      <text:p text:style-name="First_20_paragraph">Solutions for bugs, and merging APIs and behaviors between Android stock 2-4, Android Chrome, and iOs for issues concerning scroll, forms, softkeyboard, and URL bar.</text:p>
      <text:p text:style-name="Horizontal_20_Line"/>
      <text:h text:style-name="Heading_20_2" text:outline-level="2">Professional Development</text:h>
      <text:h text:style-name="Heading_20_3" text:outline-level="3">Viggle Inc. - Senior Web / Javascript Engineer, April 2013 - Present</text:h>
      <text:list text:style-name="L2">
        <text:list-item>
          <text:p text:style-name="P2">Architecting an AngularJs HTML5 app within a hybrid iPad app with transactional functionality.</text:p>
        </text:list-item>
        <text:list-item>
          <text:p text:style-name="P2">Directing and merging code contributions.</text:p>
        </text:list-item>
        <text:list-item>
          <text:p text:style-name="P2">Coordinating production deployment.</text:p>
        </text:list-item>
        <text:list-item>
          <text:p text:style-name="P2">Estimating tasks, researching technology, and planning for future initiatives.</text:p>
        </text:list-item>
      </text:list>
      <text:h text:style-name="Heading_20_3" text:outline-level="3">inPerson.in / Blaboid Inc. - Entrepreneur, November 2010 - Present</text:h>
      <text:list text:style-name="L3">
        <text:list-item>
          <text:p text:style-name="P3">Launching a privacy focused social networking platform for finding people to meet in person to do activities or have conversations.</text:p>
        </text:list-item>
        <text:list-item>
          <text:p text:style-name="P3">Performing business coordination with lawyer, accountant, and consultants.</text:p>
        </text:list-item>
        <text:list-item>
          <text:p text:style-name="P3">Developing the platform, consisting of a single page HTML5 mobile web app with user generated content, hosted on Amazon, with PHP/MySQL backend.</text:p>
        </text:list-item>
      </text:list>
      <text:h text:style-name="Heading_20_3" text:outline-level="3">Alexander Interactive - Front End Web Developer, May 2011 - March 2012</text:h>
      <text:list text:style-name="L4">
        <text:list-item>
          <text:p text:style-name="P4">Serving E-commerce clients such as Lowe’s Home Improvement.</text:p>
        </text:list-item>
        <text:list-item>
          <text:p text:style-name="P4">Doing agile with daily scrum calls, sprint planning/review, and demos for executive product owners.</text:p>
        </text:list-item>
        <text:list-item>
          <text:p text:style-name="P4">Flying to client corporate headquarters for onsite consulting.</text:p>
        </text:list-item>
      </text:list>
      <text:h text:style-name="Heading_20_3" text:outline-level="3">KickApps/Kit Digital - Front End Web Developer, October 2010 - May 2011</text:h>
      <text:p text:style-name="First_20_paragraph">Developing social portals for such clients as:</text:p>
      <text:list text:style-name="L5">
        <text:list-item>
          <text:p text:style-name="P5">The Doctor Oz TV Show</text:p>
        </text:list-item>
        <text:list-item>
          <text:p text:style-name="P5">MIT University</text:p>
        </text:list-item>
        <text:list-item>
          <text:p text:style-name="P5">Penguin publishers</text:p>
        </text:list-item>
        <text:list-item>
          <text:p text:style-name="P5">Book Of Cool</text:p>
        </text:list-item>
        <text:list-item>
          <text:p text:style-name="P5">Squabbler</text:p>
        </text:list-item>
        <text:list-item>
          <text:p text:style-name="P5">Sharecare</text:p>
        </text:list-item>
        <text:list-item>
          <text:p text:style-name="P5">Leap4Life</text:p>
        </text:list-item>
      </text:list>
      <text:h text:style-name="Heading_20_3" text:outline-level="3">Rail Europe - Web designer, 2006 - October 2010</text:h>
      <text:list text:style-name="L6">
        <text:list-item>
          <text:p text:style-name="P6">developing mobile and desktop web front end</text:p>
        </text:list-item>
      </text:list>
      <text:h text:style-name="Heading_20_3" text:outline-level="3">Epoch - Audio Engineer/Guitarist, 2005 - 2006</text:h>
      <text:list text:style-name="L7">
        <text:list-item>
          <text:p text:style-name="P7">assembling and programming a technology platform for the band's improvisational electronic music</text:p>
        </text:list-item>
        <text:list-item>
          <text:p text:style-name="P7">building the band's website</text:p>
        </text:list-item>
      </text:list>
      <text:h text:style-name="Heading_20_3" text:outline-level="3">Regeneron Pharmaceuticals - Graphic designer, 2000-2005</text:h>
      <text:list text:style-name="L8">
        <text:list-item>
          <text:p text:style-name="P8">Designing logos, banners, posters, fliers and presentation materials</text:p>
        </text:list-item>
        <text:list-item>
          <text:p text:style-name="P8">Preparing images for patent submission</text:p>
        </text:list-item>
        <text:list-item>
          <text:p text:style-name="P8">Formatting scientific imagery for publication</text:p>
        </text:list-item>
      </text:list>
      <text:h text:style-name="Heading_20_2" text:outline-level="2">Education</text:h>
      <text:p text:style-name="First_20_paragraph">Philosophy Major, Bachelor of Arts, Ithaca College, Ithaca, 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